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d191" officeooo:paragraph-rsid="0009d191"/>
    </style:style>
    <style:style style:name="P2" style:family="paragraph" style:parent-style-name="Standard">
      <style:text-properties officeooo:rsid="000b7a88" officeooo:paragraph-rsid="000b7a88"/>
    </style:style>
    <style:style style:name="P3" style:family="paragraph" style:parent-style-name="Standard">
      <style:text-properties fo:font-weight="bold" officeooo:rsid="000b7a88" officeooo:paragraph-rsid="000b7a88" style:font-weight-asian="bold" style:font-weight-complex="bold"/>
    </style:style>
    <style:style style:name="P4" style:family="paragraph" style:parent-style-name="Standard">
      <style:text-properties fo:font-weight="bold" officeooo:rsid="000ceb47" officeooo:paragraph-rsid="000ceb47" style:font-weight-asian="bold" style:font-weight-complex="bold"/>
    </style:style>
    <style:style style:name="P5" style:family="paragraph" style:parent-style-name="Standard">
      <style:text-properties fo:font-weight="bold" officeooo:rsid="000dc2e3" officeooo:paragraph-rsid="000dc2e3" style:font-weight-asian="bold" style:font-weight-complex="bold"/>
    </style:style>
    <style:style style:name="P6" style:family="paragraph" style:parent-style-name="Standard" style:list-style-name="L3">
      <style:text-properties fo:font-weight="bold" officeooo:rsid="000dc2e3" officeooo:paragraph-rsid="000dc2e3" style:font-weight-asian="bold" style:font-weight-complex="bold"/>
    </style:style>
    <style:style style:name="P7" style:family="paragraph" style:parent-style-name="Standard">
      <style:text-properties fo:font-weight="bold" officeooo:rsid="000f3489" officeooo:paragraph-rsid="000f3489" style:font-weight-asian="bold" style:font-weight-complex="bold"/>
    </style:style>
    <style:style style:name="P8" style:family="paragraph" style:parent-style-name="Standard">
      <style:text-properties fo:font-weight="normal" officeooo:rsid="000b7a88" officeooo:paragraph-rsid="000b7a88" style:font-weight-asian="normal" style:font-weight-complex="normal"/>
    </style:style>
    <style:style style:name="P9" style:family="paragraph" style:parent-style-name="Standard" style:list-style-name="L1">
      <style:text-properties fo:font-weight="normal" officeooo:rsid="000b9241" officeooo:paragraph-rsid="000b9241" style:font-weight-asian="normal" style:font-weight-complex="normal"/>
    </style:style>
    <style:style style:name="P10" style:family="paragraph" style:parent-style-name="Standard">
      <style:text-properties fo:font-weight="normal" officeooo:rsid="000b9241" officeooo:paragraph-rsid="000b9241" style:font-weight-asian="normal" style:font-weight-complex="normal"/>
    </style:style>
    <style:style style:name="P11" style:family="paragraph" style:parent-style-name="Standard">
      <style:text-properties fo:font-weight="normal" officeooo:rsid="000ceb47" officeooo:paragraph-rsid="000ceb47" style:font-weight-asian="normal" style:font-weight-complex="normal"/>
    </style:style>
    <style:style style:name="P12" style:family="paragraph" style:parent-style-name="Standard" style:list-style-name="L2">
      <style:text-properties fo:font-weight="normal" officeooo:rsid="000ceb47" officeooo:paragraph-rsid="000ceb47" style:font-weight-asian="normal" style:font-weight-complex="normal"/>
    </style:style>
    <style:style style:name="P13" style:family="paragraph" style:parent-style-name="Standard" style:list-style-name="L2">
      <style:text-properties fo:font-weight="normal" officeooo:rsid="000dc2e3" officeooo:paragraph-rsid="000dc2e3" style:font-weight-asian="normal" style:font-weight-complex="normal"/>
    </style:style>
    <style:style style:name="P14" style:family="paragraph" style:parent-style-name="Standard" style:list-style-name="L3">
      <style:text-properties fo:font-weight="normal" officeooo:rsid="000dc2e3" officeooo:paragraph-rsid="000dc2e3" style:font-weight-asian="normal" style:font-weight-complex="normal"/>
    </style:style>
    <style:style style:name="P15" style:family="paragraph" style:parent-style-name="Standard" style:list-style-name="L3">
      <style:text-properties fo:font-weight="normal" officeooo:rsid="000dc2e3" officeooo:paragraph-rsid="000e73e7" style:font-weight-asian="normal" style:font-weight-complex="normal"/>
    </style:style>
    <style:style style:name="P16" style:family="paragraph" style:parent-style-name="Standard" style:list-style-name="L3">
      <style:text-properties fo:font-weight="normal" officeooo:rsid="000e73e7" officeooo:paragraph-rsid="000e73e7" style:font-weight-asian="normal" style:font-weight-complex="normal"/>
    </style:style>
    <style:style style:name="P17" style:family="paragraph" style:parent-style-name="Standard">
      <style:text-properties fo:font-weight="normal" officeooo:rsid="000e73e7" officeooo:paragraph-rsid="000e73e7" style:font-weight-asian="normal" style:font-weight-complex="normal"/>
    </style:style>
    <style:style style:name="P18" style:family="paragraph" style:parent-style-name="Standard">
      <style:text-properties fo:font-weight="normal" officeooo:rsid="000f3489" officeooo:paragraph-rsid="000f3489" style:font-weight-asian="normal" style:font-weight-complex="normal"/>
    </style:style>
    <style:style style:name="T1" style:family="text">
      <style:text-properties officeooo:rsid="000b9241"/>
    </style:style>
    <style:style style:name="T2" style:family="text">
      <style:text-properties fo:font-weight="normal" style:font-weight-asian="normal" style:font-weight-complex="normal"/>
    </style:style>
    <style:style style:name="T3" style:family="text">
      <style:text-properties fo:font-weight="normal" officeooo:rsid="000ceb47" style:font-weight-asian="normal" style:font-weight-complex="normal"/>
    </style:style>
    <style:style style:name="T4" style:family="text">
      <style:text-properties officeooo:rsid="000dc2e3"/>
    </style:style>
    <style:style style:name="T5" style:family="text">
      <style:text-properties officeooo:rsid="000e73e7"/>
    </style:style>
    <style:style style:name="T6" style:family="text">
      <style:text-properties fo:font-weight="bold" officeooo:rsid="000e73e7"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he microcluster kit is the easiest way to build up a fitting home for your hard working 3D printers. It is both affordable and highly modular, guaranteeing that you’ll be able to build a <text:span text:style-name="T5">3D printer</text:span> enclosure that meets your needs without breaking the bank. </text:p>
      <text:p text:style-name="P1"/>
      <text:p text:style-name="P2">While there are lost of printer enclosures currently on the market, you’re pretty much on your own if you want to build a multiple printer enclosure system. Now with the microcluster kit, you can easily build the perfect enclosure system to suit your needs.</text:p>
      <text:p text:style-name="P2"/>
      <text:p text:style-name="P3">Overview:</text:p>
      <text:p text:style-name="P8">The microcluster kit system transforms a commonly available shelf into a purpose build, smart enclosure system for 2-6 desktop 3D printers. The modular upgrade system makes it easy to add lights, smart wireless control or even a photo booth setup for professional product photogarphy.</text:p>
      <text:p text:style-name="P8"/>
      <text:p text:style-name="P3">If your current “enclosure” includes cardboard or bubblewrap, it’s time for an upgrade…</text:p>
      <text:p text:style-name="P3"/>
      <text:p text:style-name="P8">The microcluster kit isn’t for everyone. <text:span text:style-name="T1">If you’ve only got one printer and are content to stick to PLA printing, you will be able to get along fine without the microcluster. The microcluster kit might be right for you if:</text:span></text:p>
      <text:list xml:id="list2811273712330188704" text:style-name="L1">
        <text:list-item>
          <text:p text:style-name="P9">you have multiple 3D printers</text:p>
        </text:list-item>
        <text:list-item>
          <text:p text:style-name="P9">you are trying to print with higher temperature materials like ABS, Polycarbonate or PEEK</text:p>
        </text:list-item>
        <text:list-item>
          <text:p text:style-name="P9">you’d like some of your desk space back</text:p>
        </text:list-item>
        <text:list-item>
          <text:p text:style-name="P9">your 3D printing has been banished to the garage or basement or any other drafty, dusty place</text:p>
        </text:list-item>
      </text:list>
      <text:p text:style-name="P10"/>
      <text:p text:style-name="P10">If this describes you, or if you’ve been thinking of building a better enclosure, read on</text:p>
      <text:p text:style-name="P10"/>
      <text:p text:style-name="P4">Use Cases</text:p>
      <text:p text:style-name="P11">Here are just a few of the instances where the microcluster kit could be a life saver:</text:p>
      <text:p text:style-name="P11"/>
      <text:p text:style-name="P4">In house Production</text:p>
      <text:p text:style-name="P4"/>
      <text:p text:style-name="P4">Public use 3D printers</text:p>
      <text:p text:style-name="P4"/>
      <text:p text:style-name="P4">Print service</text:p>
      <text:p text:style-name="P4"/>
      <text:p text:style-name="P4">Printer aficionados</text:p>
      <text:p text:style-name="P4"/>
      <text:p text:style-name="P4"/>
      <text:p text:style-name="P4">Features and Specifications:</text:p>
      <text:p text:style-name="P4"/>
      <text:p text:style-name="P4">microcluster kit, half and full stack versions:</text:p>
      <text:list xml:id="list4899758060524183899" text:style-name="L2">
        <text:list-item>
          <text:p text:style-name="P12">Lightweight corrugated polyurethane panels provide excellent thermal insulation and give a professional look to your printer cluster</text:p>
        </text:list-item>
        <text:list-item>
          <text:p text:style-name="P12">Magnetic panel attachment <text:span text:style-name="T4">makes the microcluster fast and easy to assemble</text:span></text:p>
        </text:list-item>
        <text:list-item>
          <text:p text:style-name="P12">PETG front doors allow you to monitor your print while keeping the enclosure well insulated</text:p>
        </text:list-item>
        <text:list-item>
          <text:p text:style-name="P12">Sliding door setup maximizes space and minimizes drafts when the doors are opened</text:p>
        </text:list-item>
        <text:list-item>
          <text:p text:style-name="P13">Half stack version encloses 24ft^3 of printer space, enough for 1 TAZ and 1 mini or up to 4 LulzBot minis.</text:p>
        </text:list-item>
        <text:list-item>
          <text:p text:style-name="P13"><text:soft-page-break/>Full stack version encloses 48ft^3 of printer space, enough for 3 TAZ and 3 minis or up to 6 LulzBot minis.</text:p>
        </text:list-item>
      </text:list>
      <text:p text:style-name="P5">Modular upgrades:</text:p>
      <text:list xml:id="list5215814447151289307" text:style-name="L3">
        <text:list-item>
          <text:p text:style-name="P6">Lit-kit</text:p>
          <text:list>
            <text:list-item>
              <text:p text:style-name="P14">Easily installs within 5 minutes</text:p>
            </text:list-item>
            <text:list-item>
              <text:p text:style-name="P14">RGB LED light strip allows color coding of printers, and can be interfaced with may printers as a status indicator</text:p>
            </text:list-item>
            <text:list-item>
              <text:p text:style-name="P14">Allows for clear webcam monitoring even in a dark room </text:p>
            </text:list-item>
          </text:list>
        </text:list-item>
        <text:list-item>
          <text:p text:style-name="P6">Printed Part kit</text:p>
          <text:list>
            <text:list-item>
              <text:p text:style-name="P14">If you’re using the recommended Edsal shelf as a base, this printed part kit will save you upwards of 100hrs of print time for the sliding mechanism</text:p>
            </text:list-item>
            <text:list-item>
              <text:p text:style-name="P14">designed to print using 0 infill and spiral vase mode, these printed parts maximize any printers efficiency</text:p>
            </text:list-item>
            <text:list-item>
              <text:p text:style-name="P14">Parts proudly printed out of high quality PLA at our factory in Sheridan, Colorado, USA.</text:p>
            </text:list-item>
          </text:list>
        </text:list-item>
        <text:list-item>
          <text:p text:style-name="P6">Octopanel</text:p>
          <text:list>
            <text:list-item>
              <text:p text:style-name="P14">Easy to install and set up, the Octopanel allows you to set up wireless control of your printers withing minutes</text:p>
            </text:list-item>
            <text:list-item>
              <text:p text:style-name="P14">Designed to work with any desktop printer</text:p>
            </text:list-item>
            <text:list-item>
              <text:p text:style-name="P15">A portion of every octopanel purchase will go towards funding Octoprint, the open source project making this technology <text:span text:style-name="T5">affordable and accessible.</text:span></text:p>
            </text:list-item>
            <text:list-item>
              <text:p text:style-name="P15"><text:span text:style-name="T5">The included logitech webcam allows constant monitoring of printing as well as the ability to take timelapses of individual prints.</text:span></text:p>
            </text:list-item>
            <text:list-item>
              <text:p text:style-name="P15"><text:span text:style-name="T5">The Octoprint system allows authorized users to access the printers, upload print jobs and monitor them remotely from any web connected device.</text:span></text:p>
            </text:list-item>
          </text:list>
        </text:list-item>
        <text:list-item>
          <text:p text:style-name="P15"><text:span text:style-name="T6">Photo Booth kit</text:span></text:p>
          <text:list>
            <text:list-item>
              <text:p text:style-name="P16">Fast and easy to set up, the photo booth kit makes it easy to take professional photographs of you 3D printed products</text:p>
            </text:list-item>
          </text:list>
        </text:list-item>
      </text:list>
      <text:p text:style-name="P17"/>
      <text:p text:style-name="P7">Documentation &amp; Sources</text:p>
      <text:p text:style-name="P18"/>
      <text:p text:style-name="P18">As with all Colorado Printing Project designs everything is, has been and will continue to be fully open source. All applicable materials are available here: <text:a xlink:type="simple" xlink:href="http://www.github.com/coloradoprintingproject/microcluster" text:style-name="Internet_20_link" text:visited-style-name="Visited_20_Internet_20_Link">www.github.com/coloradoprintingproject/microcluster</text:a></text:p>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5:43:50.455040750</meta:creation-date>
    <dc:date>2018-05-28T18:50:51.297420087</dc:date>
    <meta:editing-duration>P14DT8H21M34S</meta:editing-duration>
    <meta:editing-cycles>2</meta:editing-cycles>
    <meta:generator>LibreOffice/5.2.7.2$Linux_X86_64 LibreOffice_project/20m0$Build-2</meta:generator>
    <meta:document-statistic meta:table-count="0" meta:image-count="0" meta:object-count="0" meta:page-count="2" meta:paragraph-count="44" meta:word-count="656" meta:character-count="3847" meta:non-whitespace-character-count="3259"/>
  </office:meta>
</office:document-meta>
</file>